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11.62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10.71cm"/>
    </style:style>
    <style:style style:name="co16" style:family="table-column">
      <style:table-column-properties fo:break-before="auto" style:column-width="5.445cm"/>
    </style:style>
    <style:style style:name="co17" style:family="table-column">
      <style:table-column-properties fo:break-before="auto" style:column-width="3.358cm"/>
    </style:style>
    <style:style style:name="co18" style:family="table-column">
      <style:table-column-properties fo:break-before="auto" style:column-width="10.0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IDE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style:font-name-complex="Calibri"/>
    </style:style>
    <style:style style:name="ce10" style:family="table-cell" style:parent-style-name="Default">
      <style:text-properties style:use-window-font-color="true" style:font-name="Calibri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ASE DE DATOS (Cada 100g o unidad del producto)</text:p>
          </table:table-cell>
          <table:covered-table-cell table:number-columns-repeated="7" table:style-name="ce4"/>
          <table:covered-table-cell table:number-columns-repeated="2"/>
          <table:table-cell table:number-columns-repeated="1014"/>
        </table:table-row>
        <table:table-row table:style-name="ro1">
          <table:table-cell table:style-name="ce1" table:number-columns-spanned="11" table:number-rows-spanned="1"/>
          <table:covered-table-cell table:number-columns-repeated="8" table:style-name="ce4"/>
          <table:covered-table-cell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 table:style-name="ce6" office:value-type="string" calcext:value-type="string">
            <text:p>CARNES</text:p>
          </table:table-cell>
          <table:table-cell table:style-name="ce6" office:value-type="string" calcext:value-type="string">
            <text:p>VERDURAS</text:p>
          </table:table-cell>
          <table:table-cell table:style-name="ce6" office:value-type="string" calcext:value-type="string">
            <text:p>PESCADOS / MARISCOS / ENLATADOS / CONSERVAS</text:p>
          </table:table-cell>
          <table:table-cell table:style-name="ce6" office:value-type="string" calcext:value-type="string">
            <text:p>CEREALES</text:p>
          </table:table-cell>
          <table:table-cell table:style-name="ce6" office:value-type="string" calcext:value-type="string">
            <text:p>PASTA / ARROZ</text:p>
          </table:table-cell>
          <table:table-cell table:style-name="ce9" office:value-type="string" calcext:value-type="string">
            <text:p>LACTEOS / YOGURES / QUESOS</text:p>
          </table:table-cell>
          <table:table-cell table:style-name="ce9" office:value-type="string" calcext:value-type="string">
            <text:p>FRUTA</text:p>
          </table:table-cell>
          <table:table-cell table:style-name="ce6" office:value-type="string" calcext:value-type="string">
            <text:p>FRUTOS SECOS</text:p>
          </table:table-cell>
          <table:table-cell office:value-type="string" calcext:value-type="string">
            <text:p>LEGUMBRES</text:p>
          </table:table-cell>
          <table:table-cell office:value-type="string" calcext:value-type="string">
            <text:p>SALSAS / CONDIMENTOS</text:p>
          </table:table-cell>
          <table:table-cell table:style-name="ce10" office:value-type="string" calcext:value-type="string">
            <text:p>FIAMBRES</text:p>
          </table:table-cell>
          <table:table-cell table:style-name="ce6" office:value-type="string" calcext:value-type="string">
            <text:p>PAN / PAN DE MOLDE / TOSTADAS / SIMILARES</text:p>
          </table:table-cell>
          <table:table-cell table:style-name="ce6" office:value-type="string" calcext:value-type="string">
            <text:p>HUEVOS Y DERIVADOS</text:p>
          </table:table-cell>
          <table:table-cell table:style-name="ce6" office:value-type="string" calcext:value-type="string">
            <text:p>SUPLEMENTOS / BEBIDAS / COSAS ESPECIALES</text:p>
          </table:table-cell>
          <table:table-cell table:style-name="ce9" office:value-type="string" calcext:value-type="string">
            <text:p>TUBERCULOS</text:p>
          </table:table-cell>
          <table:table-cell table:style-name="ce6" office:value-type="string" calcext:value-type="string">
            <text:p>OTRO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9.6" calcext:value-type="float">
            <text:p>1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lete de pavo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o de cerdo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ernera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ejo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0.8" calcext:value-type="float">
            <text:p>2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diz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tramuslo de pollo (sin piel)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it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mburguesa de pollo (tipo Meatprotein)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.6" calcext:value-type="float">
            <text:p>21,6</text:p>
          </table:table-cell>
          <table:table-cell office:value-type="float" office:value="2.9" calcext:value-type="float">
            <text:p>2,9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mburguesa de ternera (tipo Meatprotein)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2.2" calcext:value-type="float">
            <text:p>22,2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rpaccioTernera (hacendado, sin salsa)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.6" calcext:value-type="float">
            <text:p>22,6</text:p>
          </table:table-cell>
          <table:table-cell office:value-type="float" office:value="1.8" calcext:value-type="float">
            <text:p>1,8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,9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letas de cordero (pierna)</text:p>
          </table:table-cell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  <table:table-cell office:value-type="float" office:value="14.7" calcext:value-type="float">
            <text:p>14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,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igado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igado de ternera 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,9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lleja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it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mate seco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9.1" calcext:value-type="float">
            <text:p>9,1</text:p>
          </table:table-cell>
          <table:table-cell office:value-type="float" office:value="39.8" calcext:value-type="float">
            <text:p>39,8</text:p>
          </table:table-cell>
          <table:table-cell office:value-type="float" office:value="22.2" calcext:value-type="float">
            <text:p>22,2</text:p>
          </table:table-cell>
          <table:table-cell office:value-type="float" office:value="8.2" calcext:value-type="float">
            <text:p>8,2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scado azul a elegir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scado blanco a elegir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pia / Calamar / Pulpo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mbas (ya peladas)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jillon al natural (lata)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.2" calcext:value-type="float">
            <text:p>10,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jillon en escabeche (lata)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erberechos (lata)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.4" calcext:value-type="float">
            <text:p>10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tun en lata al natural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.4" calcext:value-type="float">
            <text:p>14,4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balla en conserva con tomate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4.4" calcext:value-type="float">
            <text:p>14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rdinas en conserva con tomate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mejones (en lats)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7" calcext:value-type="float">
            <text:p>13,7</text:p>
          </table:table-cell>
          <table:table-cell office:value-type="float" office:value="1.89" calcext:value-type="float">
            <text:p>1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oqueron en vinagre (escurrido)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.4" calcext:value-type="float">
            <text:p>11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,26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choa en AOVE (escurrido)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.41" calcext:value-type="float">
            <text:p>7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6" calcext:value-type="float">
            <text:p>3,76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luza en lat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.6" calcext:value-type="float">
            <text:p>12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rn flakes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6.3" calcext:value-type="float">
            <text:p>6,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pos de espelta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float" office:value="14.6" calcext:value-type="float">
            <text:p>14,6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office:value-type="float" office:value="8.8" calcext:value-type="float">
            <text:p>8,8</text:p>
          </table:table-cell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rina de avena (sabores)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11.3" calcext:value-type="float">
            <text:p>11,3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  <table:table-cell office:value-type="float" office:value="11.8" calcext:value-type="float">
            <text:p>11,8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pos de avena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 pops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.6" calcext:value-type="float">
            <text:p>5,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acks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9.1" calcext:value-type="float">
            <text:p>9,1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esli con frutos secos</text:p>
          </table:table-cell>
          <table:table-cell office:value-type="float" office:value="100" calcext:value-type="float">
            <text:p>10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esli crujiente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inflado con chocolate</text:p>
          </table:table-cell>
          <table:table-cell office:value-type="float" office:value="100" calcext:value-type="float">
            <text:p>100</text:p>
          </table:table-cell>
          <table:table-cell office:value-type="float" office:value="395" calcext:value-type="float">
            <text:p>395</text:p>
          </table:table-cell>
          <table:table-cell office:value-type="float" office:value="5.5" calcext:value-type="float">
            <text:p>5,5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inflado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7.9" calcext:value-type="float">
            <text:p>7,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ma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pilla multicereales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reales crujeintes de avena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erios (nestle)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 nut corn flakes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office:value-type="float" office:value="8.5" calcext:value-type="float">
            <text:p>8,5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office:value-type="float" office:value="5.1" calcext:value-type="float">
            <text:p>5,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lleta marbu centeno (artiach)</text:p>
          </table:table-cell>
          <table:table-cell office:value-type="float" office:value="100" calcext:value-type="float">
            <text:p>100</text:p>
          </table:table-cell>
          <table:table-cell office:value-type="float" office:value="441" calcext:value-type="float">
            <text:p>441</text:p>
          </table:table-cell>
          <table:table-cell office:value-type="float" office:value="6.2" calcext:value-type="float">
            <text:p>6,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basmati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blanco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8.2" calcext:value-type="float">
            <text:p>8,2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odles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6.4" calcext:value-type="float">
            <text:p>6,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mola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.4" calcext:value-type="float">
            <text:p>8,4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aguetti integral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deo integrales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strellitas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burones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élices vegetales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lices de lenteja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,2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garbanzo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guisante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us cous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boule Oriental (ya cocinado)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4.7" calcext:value-type="float">
            <text:p>4,7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6.8" calcext:value-type="float">
            <text:p>6,8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basmati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5.1" calcext:value-type="float">
            <text:p>5,1</text:p>
          </table:table-cell>
          <table:table-cell office:value-type="float" office:value="43.8" calcext:value-type="float">
            <text:p>43,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blanco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 office:value-type="float" office:value="2.4" calcext:value-type="float">
            <text:p>2,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con quinoa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  <table:table-cell office:value-type="float" office:value="7.75" calcext:value-type="float">
            <text:p>7,75</text:p>
          </table:table-cell>
          <table:table-cell office:value-type="float" office:value="5.4" calcext:value-type="float">
            <text:p>5,4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quinoa blanca y roja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5.6" calcext:value-type="float">
            <text:p>5,6</text:p>
          </table:table-cell>
          <table:table-cell office:value-type="float" office:value="24.5" calcext:value-type="float">
            <text:p>24,5</text:p>
          </table:table-cell>
          <table:table-cell office:value-type="float" office:value="0.88" calcext:value-type="float">
            <text:p>0,88</text:p>
          </table:table-cell>
          <table:table-cell office:value-type="float" office:value="5.1" calcext:value-type="float">
            <text:p>5,1</text:p>
          </table:table-cell>
          <table:table-cell office:value-type="float" office:value="2.75" calcext:value-type="float">
            <text:p>2,7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bulgur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6.6" calcext:value-type="float">
            <text:p>6,6</text:p>
          </table:table-cell>
          <table:table-cell office:value-type="float" office:value="32.5" calcext:value-type="float">
            <text:p>32,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carrones de Lentejas y zanahoria (Legumio, 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float" office:value="55.6" calcext:value-type="float">
            <text:p>55,6</text:p>
          </table:table-cell>
          <table:table-cell office:value-type="float" office:value="2.4" calcext:value-type="float">
            <text:p>2,4</text:p>
          </table:table-cell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integral espelta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trigo sarracenao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4.5" calcext:value-type="float">
            <text:p>4,5</text:p>
          </table:table-cell>
          <table:table-cell office:value-type="float" office:value="2.9" calcext:value-type="float">
            <text:p>2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"+ proteina" (NO refrigerado)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"+ proteina" (refrigerado)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lan proteico (carrefour)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illa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usse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"+ proteina"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snatada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entera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rroz (alpro)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9.8" calcext:value-type="float">
            <text:p>9,8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vena ZERO (Milbona)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soja ZERO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lmendras ZERO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batido 0%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quark light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quar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fir natural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fir ZERO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natural 0%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griego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griego light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de rulo de cabra</text:p>
          </table:table-cell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urado de cuña (mezcla)</text:p>
          </table:table-cell>
          <table:table-cell office:value-type="float" office:value="100" calcext:value-type="float">
            <text:p>100</text:p>
          </table:table-cell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rallado mozzarella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rallado light proteic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havarti light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tipo burgos (tarrina pequeña)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light burgos (tarrina pequea)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etta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,2</text:p>
          </table:table-cell>
          <table:table-cell office:value-type="float" office:value="16.4" calcext:value-type="float">
            <text:p>16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zzarella light 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zzarella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rmesano</text:p>
          </table:table-cell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urrata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ottage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ottage light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iladelphia proteica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de untar Eat Lean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iladelphia light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5.9" calcext:value-type="float">
            <text:p>5,9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de soja sin azucar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con leche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3.6" calcext:value-type="float">
            <text:p>3,6</text:p>
          </table:table-cell>
          <table:table-cell office:value-type="float" office:value="27.8" calcext:value-type="float">
            <text:p>27,8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savia natural (Danone)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alpro de coco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tequilla light</text:p>
          </table:table-cell>
          <table:table-cell office:value-type="float" office:value="100" calcext:value-type="float">
            <text:p>100</text:p>
          </table:table-cell>
          <table:table-cell office:value-type="float" office:value="394" calcext:value-type="float">
            <text:p>394</text:p>
          </table:table-cell>
          <table:table-cell office:value-type="float" office:value="0.2" calcext:value-type="float">
            <text:p>0,2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.7" calcext:value-type="float">
            <text:p>25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bebido 0%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rchata S/A añadidos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.5" calcext:value-type="float">
            <text:p>3,5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2.5" calcext:value-type="float">
            <text:p>2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rchata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14.7" calcext:value-type="float">
            <text:p>14,7</text:p>
          </table:table-cell>
          <table:table-cell office:value-type="float" office:value="13.7" calcext:value-type="float">
            <text:p>13,7</text:p>
          </table:table-cell>
          <table:table-cell office:value-type="float" office:value="0.4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yr natural (LIDL)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yr de sabores (LIDL)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.3" calcext:value-type="float">
            <text:p>13,3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eesecake (Granja Rinya, 180g)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12.6" calcext:value-type="float">
            <text:p>12,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de chocolate (90% leche)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de fresa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natural de ovej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.4" calcext:value-type="float">
            <text:p>5,4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lindahls stracciatella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dding proteico (Ehrmann)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dding proteico (Valio)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9.8" calcext:value-type="float">
            <text:p>19,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a de cocina light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a vegana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.8" calcext:value-type="float">
            <text:p>1,8</text:p>
          </table:table-cell>
          <table:table-cell office:value-type="float" office:value="6.3" calcext:value-type="float">
            <text:p>6,3</text:p>
          </table:table-cell>
          <table:table-cell office:value-type="float" office:value="3.8" calcext:value-type="float">
            <text:p>3,8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uajada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latano (M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ranja (L)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office:value-type="float" office:value="21" calcext:value-type="float">
            <text:p>21</text:p>
          </table:table-cell>
          <table:table-cell office:value-type="float" office:value="17.2" calcext:value-type="float">
            <text:p>17,2</text:p>
          </table:table-cell>
          <table:table-cell office:value-type="float" office:value="4.4" calcext:value-type="float">
            <text:p>4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arina (S)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9.2" calcext:value-type="float">
            <text:p>9,2</text:p>
          </table:table-cell>
          <table:table-cell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qui (L)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.3" calcext:value-type="float">
            <text:p>42,3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a (L)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a (S)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zana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19.6" calcext:value-type="float">
            <text:p>19,6</text:p>
          </table:table-cell>
          <table:table-cell office:value-type="float" office:value="14.3" calcext:value-type="float">
            <text:p>14,3</text:p>
          </table:table-cell>
          <table:table-cell office:value-type="float" office:value="3.3" calcext:value-type="float">
            <text:p>3,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va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18.1" calcext:value-type="float">
            <text:p>18,1</text:p>
          </table:table-cell>
          <table:table-cell office:value-type="float" office:value="15.4" calcext:value-type="float">
            <text:p>15,4</text:p>
          </table:table-cell>
          <table:table-cell office:value-type="float" office:value="0.9" calcext:value-type="float">
            <text:p>0,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utos rojos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.2" calcext:value-type="float">
            <text:p>1,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ndia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7.5" calcext:value-type="float">
            <text:p>7,5</text:p>
          </table:table-cell>
          <table:table-cell office:value-type="float" office:value="6.2" calcext:value-type="float">
            <text:p>6,2</text:p>
          </table:table-cell>
          <table:table-cell office:value-type="float" office:value="0.4" calcext:value-type="float">
            <text:p>0,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8.15" calcext:value-type="float">
            <text:p>8,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ocoton (L)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43" calcext:value-type="float">
            <text:p>1,43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,7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.42" calcext:value-type="float">
            <text:p>1,42</text:p>
          </table:table-cell>
          <table:table-cell office:value-type="float" office:value="18.32" calcext:value-type="float">
            <text:p>18,32</text:p>
          </table:table-cell>
          <table:table-cell office:value-type="float" office:value="11.2" calcext:value-type="float">
            <text:p>11,2</text:p>
          </table:table-cell>
          <table:table-cell office:value-type="float" office:value="3.8" calcext:value-type="float">
            <text:p>3,8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ña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10.2" calcext:value-type="float">
            <text:p>10,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áti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rejones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3.7" calcext:value-type="float">
            <text:p>3,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tito pure de frutas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.8" calcext:value-type="float">
            <text:p>1,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,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vi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xbeans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42.2" calcext:value-type="float">
            <text:p>42,2</text:p>
          </table:table-cell>
          <table:table-cell office:value-type="float" office:value="8.3" calcext:value-type="float">
            <text:p>8,3</text:p>
          </table:table-cell>
          <table:table-cell office:value-type="float" office:value="5.8" calcext:value-type="float">
            <text:p>5,8</text:p>
          </table:table-cell>
          <table:table-cell office:value-type="float" office:value="18.6" calcext:value-type="float">
            <text:p>18,6</text:p>
          </table:table-cell>
          <table:table-cell office:value-type="float" office:value="20.1" calcext:value-type="float">
            <text:p>2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co rallado 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7.9" calcext:value-type="float">
            <text:p>7,9</text:p>
          </table:table-cell>
          <table:table-cell office:value-type="float" office:value="8.9" calcext:value-type="float">
            <text:p>8,9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cahuetes / Peanut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,6</text:p>
          </table:table-cell>
          <table:table-cell office:value-type="float" office:value="9.9" calcext:value-type="float">
            <text:p>9,9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mendras / Almond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acardos / Cashew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04" calcext:value-type="float">
            <text:p>604</text:p>
          </table:table-cell>
          <table:table-cell office:value-type="float" office:value="21.9" calcext:value-type="float">
            <text:p>21,9</text:p>
          </table:table-cell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48.2" calcext:value-type="float">
            <text:p>48,2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ma de pistach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25.1" calcext:value-type="float">
            <text:p>25,1</text:p>
          </table:table-cell>
          <table:table-cell office:value-type="float" office:value="20.3" calcext:value-type="float">
            <text:p>20,3</text:p>
          </table:table-cell>
          <table:table-cell office:value-type="float" office:value="5.6" calcext:value-type="float">
            <text:p>5,6</text:p>
          </table:table-cell>
          <table:table-cell office:value-type="float" office:value="4.9" calcext:value-type="float">
            <text:p>4,9</text:p>
          </table:table-cell>
          <table:table-cell office:value-type="float" office:value="43.3" calcext:value-type="float">
            <text:p>43,3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</text:p>
          </table:table-cell>
          <table:table-cell office:value-type="float" office:value="100" calcext:value-type="float">
            <text:p>100</text:p>
          </table:table-cell>
          <table:table-cell office:value-type="float" office:value="716" calcext:value-type="float">
            <text:p>716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6.2" calcext:value-type="float">
            <text:p>6,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de macadamia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8.6" calcext:value-type="float">
            <text:p>8,6</text:p>
          </table:table-cell>
          <table:table-cell office:value-type="float" office:value="5.8" calcext:value-type="float">
            <text:p>5,8</text:p>
          </table:table-cell>
          <table:table-cell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stachos</text:p>
          </table:table-cell>
          <table:table-cell office:value-type="float" office:value="100" calcext:value-type="float">
            <text:p>100</text:p>
          </table:table-cell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office:value-type="float" office:value="8.9" calcext:value-type="float">
            <text:p>8,9</text:p>
          </table:table-cell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vellanas</text:p>
          </table:table-cell>
          <table:table-cell office:value-type="float" office:value="100" calcext:value-type="float">
            <text:p>100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4" calcext:value-type="float">
            <text:p>9,4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millas de calabaza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ñones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de brasil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pecan</text:p>
          </table:table-cell>
          <table:table-cell office:value-type="float" office:value="100" calcext:value-type="float">
            <text:p>100</text:p>
          </table:table-cell>
          <table:table-cell office:value-type="float" office:value="715" calcext:value-type="float">
            <text:p>715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,2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hini (100%)</text:p>
          </table:table-cell>
          <table:table-cell office:value-type="float" office:value="100" calcext:value-type="float">
            <text:p>100</text:p>
          </table:table-cell>
          <table:table-cell office:value-type="float" office:value="710" calcext:value-type="float">
            <text:p>710</text:p>
          </table:table-cell>
          <table:table-cell office:value-type="float" office:value="24.9" calcext:value-type="float">
            <text:p>24,9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3.4" calcext:value-type="float">
            <text:p>3,4</text:p>
          </table:table-cell>
          <table:table-cell office:value-type="float" office:value="65.6" calcext:value-type="float">
            <text:p>65,6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 tostado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9.9" calcext:value-type="float">
            <text:p>19,9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uisantes (congelados)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s (jardinera 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5.2" calcext:value-type="float">
            <text:p>15,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s (ya cocidos)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office:value-type="float" office:value="13.8" calcext:value-type="float">
            <text:p>13,8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ntejas (jardinera 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15.8" calcext:value-type="float">
            <text:p>15,8</text:p>
          </table:table-cell>
          <table:table-cell office:value-type="float" office:value="33.2" calcext:value-type="float">
            <text:p>33,2</text:p>
          </table:table-cell>
          <table:table-cell office:value-type="float" office:value="6.2" calcext:value-type="float">
            <text:p>6,2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ntejas (ya cocidas)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.2" calcext:value-type="float">
            <text:p>8,2</text:p>
          </table:table-cell>
          <table:table-cell office:value-type="float" office:value="10.7" calcext:value-type="float">
            <text:p>10,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ubiras (jardinera <text:s/>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ubias (ya cocidas)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office:value-type="float" office:value="10.7" calcext:value-type="float">
            <text:p>10,7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ked Beans (Heinz)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8.8" calcext:value-type="float">
            <text:p>18,8</text:p>
          </table:table-cell>
          <table:table-cell office:value-type="float" office:value="51.6" calcext:value-type="float">
            <text:p>51,6</text:p>
          </table:table-cell>
          <table:table-cell office:value-type="float" office:value="20" calcext:value-type="float">
            <text:p>20</text:p>
          </table:table-cell>
          <table:table-cell office:value-type="float" office:value="14.8" calcext:value-type="float">
            <text:p>14,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damame (con vaina)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5.2" calcext:value-type="float">
            <text:p>5,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guacate / Guacamole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.8" calcext:value-type="float">
            <text:p>1,8</text:p>
          </table:table-cell>
          <table:table-cell office:value-type="float" office:value="10.6" calcext:value-type="float">
            <text:p>10,6</text:p>
          </table:table-cell>
          <table:table-cell office:value-type="float" office:value="1.9" calcext:value-type="float">
            <text:p>1,9</text:p>
          </table:table-cell>
          <table:table-cell office:value-type="float" office:value="10.7" calcext:value-type="float">
            <text:p>10,7</text:p>
          </table:table-cell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de trufa (Taste 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7.6" calcext:value-type="float">
            <text:p>7,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(Taste 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7.6" calcext:value-type="float">
            <text:p>7,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tabal (Taste <text:s/>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6.7" calcext:value-type="float">
            <text:p>6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0.7" calcext:value-type="float">
            <text:p>10,7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de aguacate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5.4" calcext:value-type="float">
            <text:p>5,4</text:p>
          </table:table-cell>
          <table:table-cell office:value-type="float" office:value="4.3" calcext:value-type="float">
            <text:p>4,3</text:p>
          </table:table-cell>
          <table:table-cell office:value-type="float" office:value="2.97" calcext:value-type="float">
            <text:p>2,97</text:p>
          </table:table-cell>
          <table:table-cell office:value-type="float" office:value="8.4" calcext:value-type="float">
            <text:p>8,4</text:p>
          </table:table-cell>
          <table:table-cell office:value-type="float" office:value="22.2" calcext:value-type="float">
            <text:p>22,2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yonesa light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yonesa vegana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joaceite</text:p>
          </table:table-cell>
          <table:table-cell office:value-type="float" office:value="100" calcext:value-type="float">
            <text:p>100</text:p>
          </table:table-cell>
          <table:table-cell office:value-type="float" office:value="823" calcext:value-type="float">
            <text:p>823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90.1" calcext:value-type="float">
            <text:p>90,1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joaceite vegano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float" office:value="0.3" calcext:value-type="float">
            <text:p>0,3</text:p>
          </table:table-cell>
          <table:table-cell office:value-type="float" office:value="5.8" calcext:value-type="float">
            <text:p>5,8</text:p>
          </table:table-cell>
          <table:table-cell office:value-type="float" office:value="3.7" calcext:value-type="float">
            <text:p>3,7</text:p>
          </table:table-cell>
          <table:table-cell office:value-type="float" office:value="0.3" calcext:value-type="float">
            <text:p>0,3</text:p>
          </table:table-cell>
          <table:table-cell office:value-type="float" office:value="65" calcext:value-type="float">
            <text:p>65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de soja Hacendado <text:s/>(sin gluten)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eite de oliva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condensada light</text:p>
          </table:table-cell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irope de caramelo</text:p>
          </table:table-cell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irope de fresa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mexicana picante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mate triturado natural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5.8" calcext:value-type="float">
            <text:p>5,8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de tomate y oregan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,6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 light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,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 de tomate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0.5" calcext:value-type="float">
            <text:p>0,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,4</text:p>
          </table:table-cell>
          <table:table-cell office:value-type="float" office:value="82.8" calcext:value-type="float">
            <text:p>82,8</text:p>
          </table:table-cell>
          <table:table-cell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o de pavo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o embuchado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avo (95%)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amon serrano (sin grasa)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33.5" calcext:value-type="float">
            <text:p>33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ecina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 (Deli cato)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ras de heura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9.7" calcext:value-type="float">
            <text:p>19,7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r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3.4" calcext:value-type="float">
            <text:p>23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 en lat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amon york 90%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uet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con cortado a mano (Noel)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Longaniza Pavo Imperial Extra (hacendado)<text:span text:style-name="T1"> 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an de espelta de masa madr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integral</text:p>
          </table:table-cell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9.7" calcext:value-type="float">
            <text:p>9,7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integral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,9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blanco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8.9" calcext:value-type="float">
            <text:p>8,9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office:value-type="float" office:value="2.9" calcext:value-type="float">
            <text:p>2,9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blanco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ajitas integrales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rtas de maiz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rtas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8.5" calcext:value-type="float">
            <text:p>8,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2.8" calcext:value-type="float">
            <text:p>2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akers de espelta (bachman)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fibra y sésamo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,2</text:p>
          </table:table-cell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semillas y pipas de calabaza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.3" calcext:value-type="float">
            <text:p>5,3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4.6" calcext:value-type="float">
            <text:p>4,6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avena 30%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centeno 82%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0.9" calcext:value-type="float">
            <text:p>20,9</text:p>
          </table:table-cell>
          <table:table-cell office:value-type="float" office:value="1.9" calcext:value-type="float">
            <text:p>1,9</text:p>
          </table:table-cell>
          <table:table-cell office:value-type="float" office:value="4.4" calcext:value-type="float">
            <text:p>4,4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centeno 52%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.1" calcext:value-type="float">
            <text:p>5,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zza vegana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hamburguesa 100% in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.1" calcext:value-type="float">
            <text:p>9,1</text:p>
          </table:table-cell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se de pizza tradicional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9.1" calcext:value-type="float">
            <text:p>9,1</text:p>
          </table:table-cell>
          <table:table-cell office:value-type="float" office:value="74.8" calcext:value-type="float">
            <text:p>74,8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rros congelados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3.9" calcext:value-type="float">
            <text:p>3,9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wasa vital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office:value-type="float" office:value="11.1" calcext:value-type="float">
            <text:p>11,1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stadas crujientes con cebolla (Organic bio, Carrefour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4.1" calcext:value-type="float">
            <text:p>4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ajitas sin gluten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6.2" calcext:value-type="float">
            <text:p>6,2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stadas (torradas)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,32</text:p>
          </table:table-cell>
          <table:table-cell office:value-type="float" office:value="4.2" calcext:value-type="float">
            <text:p>4,2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.2" calcext:value-type="float">
            <text:p>1,2</text:p>
          </table:table-cell>
          <table:table-cell office:value-type="float" office:value="8.5" calcext:value-type="float">
            <text:p>8,5</text:p>
          </table:table-cell>
          <table:table-cell office:value-type="float" office:value="1.7" calcext:value-type="float">
            <text:p>1,7</text:p>
          </table:table-cell>
          <table:table-cell office:value-type="float" office:value="2.9" calcext:value-type="float">
            <text:p>2,9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akers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sin gluten (con chia, ALDI)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ecillo tostado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gel clasico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evo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.6" calcext:value-type="float">
            <text:p>6,6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lara de huev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eina en polvo ISO</text:p>
          </table:table-cell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office:value-type="float" office:value="84" calcext:value-type="float">
            <text:p>84</text:p>
          </table:table-cell>
          <table:table-cell office:value-type="float" office:value="5.1" calcext:value-type="float">
            <text:p>5,1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eina en polvo Concentrada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eina en polvo vegana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CAA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ebida isotonica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cherias sin pica pica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Naranja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piña y uva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2.9" calcext:value-type="float">
            <text:p>1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piña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atat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atata congelada corte grueso (Hacendado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Boniato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alabaz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Ñoquis de patat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37.6" calcext:value-type="float">
            <text:p>37,6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iz dulce (lata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,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Verdura a elegir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zpacho andaluz tradicional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almorej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oquetas estofado pollo (la Cocinera, paquete negr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oja texturizada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ofu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eitan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.9" calcext:value-type="float">
            <text:p>22,9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empeh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.6" calcext:value-type="float">
            <text:p>19,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.2" calcext:value-type="float">
            <text:p>11,2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iz natural para palomita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70.4" calcext:value-type="float">
            <text:p>70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zorca de maiz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opitas ZERO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40.6" calcext:value-type="float">
            <text:p>40,6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ceitunas con hues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2" table:style-name="ce3" office:value-type="float" office:value="0.14" calcext:value-type="float">
            <text:p>0,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.7" calcext:value-type="float">
            <text:p>15,7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Limon granizado 0%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8.2" calcext:value-type="float">
            <text:p>18,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Limon granizado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38.4" calcext:value-type="float">
            <text:p>38,4</text:p>
          </table:table-cell>
          <table:table-cell table:style-name="ce3" office:value-type="float" office:value="37.2" calcext:value-type="float">
            <text:p>37,2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alipo de lima-limon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elado de yogur y frutos rojos (Flete, Aldi)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elado de fresa (hacendado, tarrina grande)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85%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90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99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72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ki de salmon / atú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Nigiri de salmon / atú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mstel Radler 0.0%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.8" calcext:value-type="float">
            <text:p>21,8</text:p>
          </table:table-cell>
          <table:table-cell table:style-name="ce3" office:value-type="float" office:value="18.5" calcext:value-type="float">
            <text:p>18,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s lotu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72.6" calcext:value-type="float">
            <text:p>72,6</text:p>
          </table:table-cell>
          <table:table-cell table:style-name="ce3" office:value-type="float" office:value="38.1" calcext:value-type="float">
            <text:p>38,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 ore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.9" calcext:value-type="float">
            <text:p>9,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 Maria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s marbu centen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table:number-columns-spanned="11" table:number-rows-spanned="1"/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/>
          <table:table-cell/>
          <table:table-cell table:style-name="ce3" table:number-columns-repeated="7"/>
          <table:table-cell table:number-columns-repeated="7"/>
          <table:table-cell table:style-name="ce7"/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table:number-columns-spanned="11" table:number-rows-spanned="1"/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table:number-columns-repeated="9"/>
          <table:table-cell table:number-columns-repeated="7"/>
          <table:table-cell table:style-name="ce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spanned="11" table:number-rows-spanned="1"/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/>
          <table:table-cell/>
          <table:table-cell table:style-name="ce3" table:number-columns-repeated="7"/>
          <table:table-cell table:number-columns-repeated="7"/>
          <table:table-cell table:style-name="ce7"/>
          <table:table-cell table:number-columns-repeated="1007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AS" table:style-name="ta2">
        <table:table-column table:style-name="co4" table:default-cell-style-name="Default"/>
        <table:table-column table:style-name="co18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BASE DE DATOS POR SUPERMERCADOS PARA PODER PREGUNTAR (MERCADONA Y CARREFOUR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mentos por numeros (0-3): alimentos que solo en defi (mas limpios, verde), alimentos puntualmente en defi (tipo miel pops, poco frecuentes en defi, amarillo), alimentos solo 1/2 veces a la semana en defi (churros, siropes, etc, rojo)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diario (en 1 plan)</text:p>
          </table:table-cell>
          <table:table-cell office:value-type="string" calcext:value-type="string">
            <text:p>Fruta, verdura, pescado, carne, frutos secos, legumbres, patat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iaduamente (en 2 planes)</text:p>
          </table:table-cell>
          <table:table-cell office:value-type="string" calcext:value-type="string">
            <text:p>Corn flakes, pan, pasta, arroz, etc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ntualmente (en un plan)</text:p>
          </table:table-cell>
          <table:table-cell office:value-type="string" calcext:value-type="string">
            <text:p>Miel pops, etc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o en volumen y ciertas peronas en 1 plan)</text:p>
          </table:table-cell>
          <table:table-cell office:value-type="string" calcext:value-type="string">
            <text:p>Croquetas, chucherias, siropes, etc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enen 6 alimentos a elegir y pueden elegir de cada un número máximo (2 de P, 2 de HC, 1 de G y uno de frut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 establezco kcal totales y gr/kg de peso de P, G y H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il individual de cada persona con su contraseña, donde puedan gestionarlo, acceder al plan nutricional y poner foto, datos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a opción para que sean ellos los que se elijan su comida y otra opción para que sea yo quien se la elij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 que no elijan ellos mismos las comidas, posibilidad de cambiar 2 comidas durante el mes con un boton de actualiz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ginas de ir pasand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po alimentación (de todo, vegana, vegetariana, et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mentos intolera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mentos que no gus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do fisiológico (embarazo, lesion, operación, san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ologí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o de comidas (y yo elegire el % de peso que tiene cada comida)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DEAS" style:display-name="PageStyle_IDE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creation-date>2022-02-10T07:46:00</meta:creation-date>
    <dc:date>2024-01-31T14:02:04.090331389</dc:date>
    <meta:generator>LibreOffice/7.3.7.2$Linux_X86_64 LibreOffice_project/30$Build-2</meta:generator>
    <meta:editing-duration>PT41M7S</meta:editing-duration>
    <meta:editing-cycles>4</meta:editing-cycles>
    <meta:document-statistic meta:table-count="2" meta:cell-count="8391" meta:object-count="0"/>
    <meta:user-defined meta:name="AppVersion">16.0300</meta:user-defined>
  </office:meta>
</office:document-meta>
</file>